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a511" officeooo:paragraph-rsid="0012a511"/>
    </style:style>
    <style:style style:name="P2" style:family="paragraph" style:parent-style-name="Standard">
      <style:text-properties officeooo:rsid="0012a511" officeooo:paragraph-rsid="0013d7bb"/>
    </style:style>
    <style:style style:name="P3" style:family="paragraph" style:parent-style-name="Standard">
      <style:text-properties officeooo:rsid="0013d7bb" officeooo:paragraph-rsid="0013d7bb"/>
    </style:style>
    <style:style style:name="P4" style:family="paragraph" style:parent-style-name="Standard">
      <style:text-properties officeooo:rsid="0015cf12" officeooo:paragraph-rsid="0015cf12"/>
    </style:style>
    <style:style style:name="P5" style:family="paragraph" style:parent-style-name="Standard">
      <style:text-properties officeooo:rsid="00196703" officeooo:paragraph-rsid="00196703"/>
    </style:style>
    <style:style style:name="P6" style:family="paragraph" style:parent-style-name="Standard">
      <style:text-properties officeooo:rsid="001b01fb" officeooo:paragraph-rsid="001b01fb"/>
    </style:style>
    <style:style style:name="P7" style:family="paragraph" style:parent-style-name="Standard">
      <style:text-properties officeooo:rsid="001fb0de" officeooo:paragraph-rsid="001fb0de"/>
    </style:style>
    <style:style style:name="P8" style:family="paragraph" style:parent-style-name="Standard">
      <style:text-properties officeooo:rsid="0020a431" officeooo:paragraph-rsid="0020a431"/>
    </style:style>
    <style:style style:name="P9" style:family="paragraph" style:parent-style-name="Text_20_body" style:list-style-name="L1"/>
    <style:style style:name="P10" style:family="paragraph" style:parent-style-name="Text_20_body">
      <style:text-properties officeooo:rsid="0020a431" officeooo:paragraph-rsid="0020a431"/>
    </style:style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d7bb"/>
    </style:style>
    <style:style style:name="T3" style:family="text">
      <style:text-properties officeooo:rsid="0013d7bb" fo:background-color="#ff6600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e messages.</text:p>
      <text:p text:style-name="P1">Generate source code using protoc compiler.</text:p>
      <text:p text:style-name="P1">Write Client/Server.</text:p>
      <text:p text:style-name="P1"/>
      <text:p text:style-name="P1">Lifecycle of a Remote Procedure Call:</text:p>
      <text:p text:style-name="P1"/>
      <text:p text:style-name="P1">1. Create Channel </text:p>
      <text:p text:style-name="P1">2. Create Client</text:p>
      <text:p text:style-name="P1">3. Client Send Request [with optional metadata] , Client has to initialize the request.</text:p>
      <text:p text:style-name="P1">4. Server Send metadata [optional]</text:p>
      <text:p text:style-name="P1">5. Send/Recieve Messages.</text:p>
      <text:p text:style-name="P1"/>
      <text:p text:style-name="P1">Metadata is useful for checking user credentials.</text:p>
      <text:p text:style-name="P1"/>
      <text:p text:style-name="P1"><text:span text:style-name="T1">Authentication</text:span> : </text:p>
      <text:p text:style-name="P1">Client / Server recognize each other.</text:p>
      <text:p text:style-name="P1"/>
      <text:p text:style-name="P1">Insecure : <text:line-break/><text:tab/>uses HTTP/1</text:p>
      <text:p text:style-name="P1"><text:tab/>Requires no special handling</text:p>
      <text:p text:style-name="P1"/>
      <text:p text:style-name="P1">SSL/TLS : <text:line-break/><text:tab/>Uses HTTP/2</text:p>
      <text:p text:style-name="P1"><text:tab/>Client validates certificates.</text:p>
      <text:p text:style-name="P1"/>
      <text:p text:style-name="P1">Google Token Based:</text:p>
      <text:p text:style-name="P1"><text:tab/>Require secure connection</text:p>
      <text:p text:style-name="P1"><text:tab/></text:p>
      <text:p text:style-name="P1">Custom : </text:p>
      <text:p text:style-name="P1"><text:tab/>Oauth2 :- suppoted by plugin.</text:p>
      <text:p text:style-name="P1"/>
      <text:p text:style-name="P1"><text:span text:style-name="T1">Message Types</text:span>:</text:p>
      <text:p text:style-name="P1"/>
      <text:p text:style-name="P1">1. Unary RPC:<text:line-break/><text:tab/><text:span text:style-name="T2">rpc Method(RequestType) returns (ResponseType)</text:span></text:p>
      <text:p text:style-name="P1">2. Server Streaming : <text:span text:style-name="T2">eg Video Streaming</text:span></text:p>
      <text:p text:style-name="P2"><text:tab/><text:span text:style-name="T2">rpc Method(RequestType) returns (</text:span><text:span text:style-name="T3">stream</text:span><text:span text:style-name="T2"> ResponseType)</text:span></text:p>
      <text:p text:style-name="P1">3. Client Streaming : <text:span text:style-name="T2">eg File Uploading</text:span></text:p>
      <text:p text:style-name="P2"><text:tab/><text:span text:style-name="T2">rpc Method(</text:span><text:span text:style-name="T3">stream</text:span><text:span text:style-name="T2"> RequestType) returns (ResponseType)</text:span></text:p>
      <text:p text:style-name="P1">4. Bidirectional Streaming : <text:span text:style-name="T2">eg Asynchronous Streaming</text:span></text:p>
      <text:p text:style-name="P2"><text:tab/><text:span text:style-name="T2">rpc Method(</text:span><text:span text:style-name="T3">stream <text:s/></text:span><text:span text:style-name="T2">RequestType) returns (</text:span><text:span text:style-name="T3">stream <text:s/></text:span><text:span text:style-name="T2">ResponseType)</text:span></text:p>
      <text:p text:style-name="P2"/>
      <text:p text:style-name="P3"><text:span text:style-name="T1">Preparing for gRPC</text:span> : </text:p>
      <text:p text:style-name="P3"/>
      <text:p text:style-name="P3">Review of Protocol Buffers :</text:p>
      <text:p text:style-name="P3">- Created by google</text:p>
      <text:p text:style-name="P3">- Cross-Platform</text:p>
      <text:p text:style-name="P3">- Fast and Efficient</text:p>
      <text:p text:style-name="P3"/>
      <text:p text:style-name="P4">syntax = “proto3”</text:p>
      <text:p text:style-name="P4">package user;</text:p>
      <text:p text:style-name="P4">option java_package = “com.priyank.grpc”;</text:p>
      <text:p text:style-name="P4"><text:soft-page-break/></text:p>
      <text:p text:style-name="P4">message Login{</text:p>
      <text:p text:style-name="P4"><text:tab/>String name = 1;</text:p>
      <text:p text:style-name="P4"><text:tab/>bytes password =2;</text:p>
      <text:p text:style-name="P4">}</text:p>
      <text:p text:style-name="P4"/>
      <text:p text:style-name="P4">These numbers are for versioning.</text:p>
      <text:p text:style-name="P4"/>
      <text:p text:style-name="P4">Moving Beyond JSON and XML with protocol buffers.</text:p>
      <text:p text:style-name="P4"/>
      <text:p text:style-name="P5">Generating Code using protoc:</text:p>
      <text:p text:style-name="P5"/>
      <text:p text:style-name="P6">protoc -I \code <text:s text:c="2"/>[path where all the .proto files are present]</text:p>
      <text:p text:style-name="P6"><text:tab/>--java_out<text:tab/>[src root – proto file] </text:p>
      <text:p text:style-name="P6"><text:tab/>--grpc_out <text:tab/>[src_root]</text:p>
      <text:p text:style-name="P6"><text:tab/>--plugin=protoc-gen-grpc={path to grpc-gen plugin}</text:p>
      <text:p text:style-name="P6"/>
      <text:p text:style-name="P7">Create certificate using SSL/OPENSSL</text:p>
      <text:p text:style-name="P7"/>
      <text:p text:style-name="P7"/>
      <text:p text:style-name="P7"/>
      <text:p text:style-name="P8">Resources : </text:p>
      <text:p text:style-name="P8"><text:a xlink:type="simple" xlink:href="https://github.com/saturnism/grpc-java-by-example" text:style-name="Internet_20_link" text:visited-style-name="Visited_20_Internet_20_Link">https://github.com/saturnism/grpc-java-by-example</text:a></text:p>
      <text:p text:style-name="P8"/>
      <text:p text:style-name="P10"><text:span text:style-name="Strong_20_Emphasis">The gRPC project is changing really fast. </text:span></text:p>
      <text:p text:style-name="Text_20_body">Here are some links that will be useful for your to keep up with times:</text:p>
      <text:list xml:id="list7932755725145162915" text:style-name="L1">
        <text:list-item>
          <text:p text:style-name="P11">Join the gRPC community here: <text:a xlink:type="simple" xlink:href="https://grpc.io/community/" office:target-frame-name="_blank" xlink:show="new" text:style-name="Internet_20_link" text:visited-style-name="Visited_20_Internet_20_Link">https://grpc.io/community/</text:a> </text:p>
        </text:list-item>
        <text:list-item>
          <text:p text:style-name="P11">Find extra awesome resources at this link: <text:a xlink:type="simple" xlink:href="https://github.com/grpc-ecosystem/awesome-grpc" office:target-frame-name="_blank" xlink:show="new" text:style-name="Internet_20_link" text:visited-style-name="Visited_20_Internet_20_Link">https://github.com/grpc-ecosystem/awesome-grpc</text:a></text:p>
        </text:list-item>
        <text:list-item>
          <text:p text:style-name="P11">If you're looking for additional Java projects and code:</text:p>
          <text:list>
            <text:list-item>
              <text:p text:style-name="P11">Great collection of projects: <text:a xlink:type="simple" xlink:href="https://github.com/saturnism/grpc-java-by-example" office:target-frame-name="_blank" xlink:show="new" text:style-name="Internet_20_link" text:visited-style-name="Visited_20_Internet_20_Link">https://github.com/saturnism/grpc-java-by-example</text:a></text:p>
            </text:list-item>
            <text:list-item>
              <text:p text:style-name="P11">Additional plugins: <text:a xlink:type="simple" xlink:href="https://github.com/salesforce/grpc-java-contrib" office:target-frame-name="_blank" xlink:show="new" text:style-name="Internet_20_link" text:visited-style-name="Visited_20_Internet_20_Link">https://github.com/salesforce/grpc-java-contrib</text:a></text:p>
            </text:list-item>
          </text:list>
        </text:list-item>
        <text:list-item>
          <text:p text:style-name="P9">Read the documentation <text:a xlink:type="simple" xlink:href="https://grpc.io/docs/guides/" office:target-frame-name="_blank" xlink:show="new" text:style-name="Internet_20_link" text:visited-style-name="Visited_20_Internet_20_Link">https://grpc.io/docs/guides/</text:a></text:p>
        </text:list-item>
      </text:list>
      <text:p text:style-name="P8"/>
      <text:p text:style-name="P6"/>
      <text:p text:style-name="P6"/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4:24:15.909066724</meta:creation-date>
    <dc:date>2018-11-25T16:24:07.297046431</dc:date>
    <meta:editing-duration>PT6H15M13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59" meta:word-count="283" meta:character-count="2095" meta:non-whitespace-character-count="1847"/>
  </office:meta>
</office:document-meta>
</file>